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34pt" officeooo:rsid="001b1c0f" officeooo:paragraph-rsid="001b1c0f" style:font-size-asian="18pt" style:font-size-complex="18pt"/>
    </style:style>
    <style:style style:name="P2" style:family="paragraph" style:parent-style-name="Text_20_body">
      <style:text-properties fo:font-size="28pt" officeooo:rsid="001b1c0f" officeooo:paragraph-rsid="001b1c0f" style:font-size-asian="18pt" style:font-size-complex="18pt"/>
    </style:style>
    <style:style style:name="P3" style:family="paragraph" style:parent-style-name="Text_20_body">
      <style:text-properties fo:font-size="28pt" fo:font-style="italic" officeooo:rsid="001e529b" officeooo:paragraph-rsid="001e529b" style:font-size-asian="18pt" style:font-style-asian="italic" style:font-size-complex="18pt" style:font-style-complex="italic"/>
    </style:style>
    <style:style style:name="P4" style:family="paragraph" style:parent-style-name="Text_20_body">
      <style:text-properties fo:font-size="28pt" fo:font-style="normal" officeooo:rsid="001e529b" officeooo:paragraph-rsid="001e529b" style:font-size-asian="18pt" style:font-style-asian="normal" style:font-size-complex="18pt" style:font-style-complex="normal"/>
    </style:style>
    <style:style style:name="P5" style:family="paragraph" style:parent-style-name="Heading_20_1">
      <style:text-properties fo:font-size="34pt" officeooo:rsid="001e529b" officeooo:paragraph-rsid="001e529b" style:font-size-asian="18pt" style:font-size-complex="18pt"/>
    </style:style>
    <style:style style:name="P6" style:family="paragraph" style:parent-style-name="Text_20_body">
      <style:text-properties fo:font-size="28pt" officeooo:rsid="001e529b" officeooo:paragraph-rsid="001e529b" style:font-size-asian="18pt" style:font-size-complex="18pt"/>
    </style:style>
    <style:style style:name="T1" style:family="text">
      <style:text-properties officeooo:rsid="001ce488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odotCon 2025 Event Information</text:h>
      <text:p text:style-name="P2">Date : 13 April to <text:span text:style-name="T1">20 </text:span>April 2025</text:p>
      <text:p text:style-name="P2">Location : DoNew Venues, Hebbel Road, Bangalore – 5608291</text:p>
      <text:p text:style-name="P2">Event : To gather game developers from all around Bangalore and India to discuss about the engine, and talk about their experiences.</text:p>
      <text:h text:style-name="P1" text:outline-level="1">Schedule</text:h>
      <text:p text:style-name="P3">The event is open-doors every single day, starting from 10AM to 7PM. 20<text:span text:style-name="T2">th</text:span> April will be open-doors from 7PM to 12AM.</text:p>
      <text:p text:style-name="P4">13<text:span text:style-name="T2">th</text:span> April – Informal Welcome and Social Meetup</text:p>
      <text:p text:style-name="P4">14<text:span text:style-name="T2">th</text:span> April – Community Meetups &amp; Tech Demonstrations</text:p>
      <text:p text:style-name="P4"><text:soft-page-break/>15<text:span text:style-name="T2">th</text:span> April – Jam Results &amp; Developer Roundtables</text:p>
      <text:p text:style-name="P4">16<text:span text:style-name="T2">th</text:span> April – Technical Talks</text:p>
      <text:p text:style-name="P4">17<text:span text:style-name="T2">th</text:span> April – Developer Panels and Talks</text:p>
      <text:p text:style-name="P4">18<text:span text:style-name="T2">th</text:span> April – Future of Godot Roundtable</text:p>
      <text:p text:style-name="P4">19<text:span text:style-name="T2">th</text:span> April – Jam Showcase &amp; Farewell Networking</text:p>
      <text:p text:style-name="P4">20<text:span text:style-name="T2">th</text:span> April – Afterparty</text:p>
      <text:h text:style-name="P5" text:outline-level="1">Afterparty</text:h>
      <text:p text:style-name="P6">The Afterparty will be taking place at DoNew Venues from 7PM to 12AM. Do note that entrance is at the discretion of the organizers. There is no dress code. </text:p>
      <text:p text:style-name="P6"/>
      <text:p text:style-name="P6">We look forward to seeing you at the event!</text:p>
      <text:p text:style-name="P6">Godot Eng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2T11:55:11.369281505</meta:creation-date>
    <meta:generator>LibreOffice/25.2.4.3$Linux_X86_64 LibreOffice_project/520$Build-3</meta:generator>
    <dc:date>2025-06-22T19:07:12.699140143</dc:date>
    <meta:editing-duration>PT1H7M49S</meta:editing-duration>
    <meta:editing-cycles>4</meta:editing-cycles>
    <meta:document-statistic meta:table-count="0" meta:image-count="0" meta:object-count="0" meta:page-count="2" meta:paragraph-count="18" meta:word-count="152" meta:character-count="921" meta:non-whitespace-character-count="777"/>
  </office:meta>
</office:document-meta>
</file>